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fab" officeooo:paragraph-rsid="00146fab"/>
    </style:style>
    <style:style style:name="P2" style:family="paragraph" style:parent-style-name="Standard" style:list-style-name="L1">
      <style:text-properties officeooo:rsid="00146fab" officeooo:paragraph-rsid="00146f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testing process</text:p>
      <text:p text:style-name="P1"/>
      <text:list xml:id="list1319761859" text:style-name="L1">
        <text:list-item>
          <text:p text:style-name="P2">Make a cmakelists.txt file</text:p>
        </text:list-item>
        <text:list-item>
          <text:p text:style-name="P2">run these commands:</text:p>
          <text:list>
            <text:list-item>
              <text:p text:style-name="P2">cmake CmakeLists.txt</text:p>
            </text:list-item>
            <text:list-item>
              <text:p text:style-name="P2">make</text:p>
            </text:list-item>
            <text:list-item>
              <text:p text:style-name="P2">./runTests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6T14:35:31.887951690</meta:creation-date>
    <dc:date>2021-10-16T14:36:51.778063890</dc:date>
    <meta:editing-duration>PT1M20S</meta:editing-duration>
    <meta:editing-cycles>1</meta:editing-cycles>
    <meta:document-statistic meta:table-count="0" meta:image-count="0" meta:object-count="0" meta:page-count="1" meta:paragraph-count="6" meta:word-count="19" meta:character-count="109" meta:non-whitespace-character-count="101"/>
    <meta:generator>LibreOffice/6.0.7.3$Linux_X86_64 LibreOffice_project/00m0$Build-3</meta:generator>
  </office:meta>
</office:document-meta>
</file>